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WalkerImpl.setWhatShow( int whatToSh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getPreviousSibling( Node node , Node roo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eeWalkerImpl.getNextSibling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nextNod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reeWalkerImpl.getNextSibling( Node node , Node roo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eeWalkerImpl.getLastChild( 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eeWalkerImpl.getFirstChild( 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eeWalkerImpl.acceptNod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eWalkerImpl.nextSib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getPreviousSibling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parent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previousSib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useIsSameNod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getExpandEntity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getCur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lastCh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getWhatTo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firstCh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isSameNode( Node m , Node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Impl.TreeWalkerImpl( Node root , int whatToShow , NodeFilter nodeFilter , boolean entityReferenceExpa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WalkerImpl.setCurrentNod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WalkerImpl.getParentNode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WalkerImpl.previousNod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